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fo:background-color="#ffffff"/>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style>
    <style:style style:name="P6" style:family="paragraph" style:parent-style-name="Heading_20_1">
      <style:paragraph-properties fo:margin-left="0in" fo:margin-right="0in" fo:text-indent="0in" style:auto-text-indent="false"/>
      <style:text-properties fo:font-variant="normal" fo:text-transform="none" fo:color="#292929" style:font-name="Regular Patch" fo:font-size="14pt" fo:letter-spacing="normal" fo:font-style="normal" fo:font-weight="bold" fo:background-color="#ffffff"/>
    </style:style>
    <style:style style:name="P7"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8" style:family="paragraph" style:parent-style-name="Preformatted_20_Text">
      <style:paragraph-properties fo:margin-top="0in" fo:margin-bottom="0in" loext:contextual-spacing="false" fo:text-align="start" style:justify-single-word="false" fo:orphans="2" fo:widows="2"/>
    </style:style>
    <style:style style:name="P9" style:family="paragraph" style:parent-style-name="Text_20_body">
      <style:paragraph-properties fo:margin-top="0in" fo:margin-bottom="0.0972in" loext:contextual-spacing="false" fo:line-height="160%" fo:text-align="start" style:justify-single-word="false" fo:orphans="2" fo:widows="2"/>
    </style:style>
    <style:style style:name="P10"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11" style:family="paragraph" style:parent-style-name="Heading_20_1">
      <style:text-properties fo:font-variant="normal" fo:text-transform="none" fo:color="#292929" style:font-name="Regular Patch" fo:font-size="14pt" fo:letter-spacing="normal" fo:font-style="normal" fo:font-weight="bold" fo:background-color="#ffffff"/>
    </style:style>
    <style:style style:name="P12" style:family="paragraph" style:parent-style-name="Heading_20_1">
      <style:paragraph-properties fo:line-height="200%" fo:text-align="start" style:justify-single-word="false" fo:orphans="2" fo:widows="2"/>
      <style:text-properties fo:font-variant="normal" fo:text-transform="none" fo:color="#292929" style:font-name="Regular Patch" fo:font-size="14pt" fo:letter-spacing="normal" fo:font-style="normal" fo:font-weight="bold" fo:background-color="#ffffff"/>
    </style:style>
    <style:style style:name="P13" style:family="paragraph" style:parent-style-name="Text_20_body" style:list-style-name="L1">
      <style:paragraph-properties fo:margin-top="0in" fo:margin-bottom="0in" loext:contextual-spacing="false" fo:line-height="160%" fo:text-align="start" style:justify-single-word="false" fo:orphans="2" fo:widows="2" fo:padding="0in" fo:border="none"/>
    </style:style>
    <style:style style:name="P14" style:family="paragraph" style:parent-style-name="Text_20_body" style:list-style-name="L2">
      <style:paragraph-properties fo:margin-top="0in" fo:margin-bottom="0in" loext:contextual-spacing="false" fo:line-height="160%" fo:text-align="start" style:justify-single-word="false" fo:orphans="2" fo:widows="2" fo:padding="0in" fo:border="none"/>
    </style:style>
    <style:style style:name="P15" style:family="paragraph" style:parent-style-name="Text_20_body" style:list-style-name="L7">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fo:background-color="#ffffff"/>
    </style:style>
    <style:style style:name="P16" style:family="paragraph" style:parent-style-name="Text_20_body" style:list-style-name="L10">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fo:background-color="#ffffff"/>
    </style:style>
    <style:style style:name="P17"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18"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9" style:family="paragraph" style:parent-style-name="Text_20_body" style:list-style-name="L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0" style:family="paragraph" style:parent-style-name="Text_20_body" style:list-style-name="L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1" style:family="paragraph" style:parent-style-name="Text_20_body" style:list-style-name="L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2" style:family="paragraph" style:parent-style-name="Text_20_body" style:list-style-name="L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3"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4" style:family="paragraph" style:parent-style-name="Text_20_body" style:list-style-name="L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5" style:family="paragraph" style:parent-style-name="Text_20_body" style:list-style-name="L1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6" style:family="paragraph" style:parent-style-name="Text_20_body" style:list-style-name="L1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7"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2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top="0in" fo:margin-bottom="0.0972in" loext:contextual-spacing="false" fo:line-height="160%" fo:text-align="start" style:justify-single-word="false" fo:orphans="2" fo:widows="2"/>
    </style:style>
    <style:style style:name="P31"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32" style:family="paragraph" style:parent-style-name="Heading_20_1">
      <style:paragraph-properties fo:margin-left="0in" fo:margin-right="0in" fo:text-indent="0in" style:auto-text-indent="false"/>
      <style:text-properties fo:font-variant="normal" fo:text-transform="none" fo:color="#292929" style:font-name="Regular Patch" fo:font-size="14pt" fo:letter-spacing="normal" fo:font-style="normal" fo:font-weight="bold" fo:background-color="#ffffff"/>
    </style:style>
    <style:style style:name="P33"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style>
    <style:style style:name="P34" style:family="paragraph" style:parent-style-name="Preformatted_20_Text">
      <style:paragraph-properties fo:margin-top="0in" fo:margin-bottom="0in" loext:contextual-spacing="false" fo:text-align="start" style:justify-single-word="false" fo:orphans="2" fo:widows="2"/>
    </style:style>
    <style:style style:name="T1" style:family="text">
      <style:text-properties fo:font-variant="normal" fo:text-transform="none" fo:color="#484848" style:font-name="Nunito Sans" fo:font-size="14pt" fo:letter-spacing="normal" fo:font-style="normal" fo:font-weight="normal" fo:background-color="#ffffff" loext:char-shading-value="0"/>
    </style:style>
    <style:style style:name="T2" style:family="text">
      <style:text-properties fo:font-variant="normal" fo:text-transform="none" fo:color="#484848" style:font-name="Nunito Sans" fo:font-size="14pt" fo:letter-spacing="normal" fo:font-style="normal" fo:font-weight="bold" fo:background-color="#ffffff" loext:char-shading-value="0"/>
    </style:style>
    <style:style style:name="T3" style:family="text">
      <style:text-properties fo:font-variant="normal" fo:text-transform="none" fo:color="#15141f" style:font-name="Monaco" fo:font-size="14pt" fo:letter-spacing="normal" fo:font-style="normal" fo:font-weight="normal" fo:background-color="#dfe0e0" loext:char-shading-value="0" loext:padding="0in" loext:border="none"/>
    </style:style>
    <style:style style:name="T4" style:family="text">
      <style:text-properties fo:font-variant="normal" fo:text-transform="none" fo:color="#b3ccff" style:font-name="Monaco" fo:font-size="14pt" fo:letter-spacing="normal" fo:font-style="normal" fo:font-weight="normal" fo:background-color="#201e2f" loext:char-shading-value="0" loext:padding="0in" loext:border="none"/>
    </style:style>
    <style:style style:name="T5" style:family="text">
      <style:text-properties fo:font-variant="normal" fo:text-transform="none" fo:color="#ffffff" style:font-name="Monaco" fo:font-size="14pt" fo:letter-spacing="normal" fo:font-style="normal" fo:font-weight="normal" fo:background-color="#201e2f" loext:char-shading-value="0" loext:padding="0in" loext:border="none"/>
    </style:style>
    <style:style style:name="T6" style:family="text">
      <style:text-properties fo:font-variant="normal" fo:text-transform="none" fo:color="#ffffff" fo:letter-spacing="normal" fo:background-color="#201e2f" loext:char-shading-value="0" loext:padding="0in" loext:border="none"/>
    </style:style>
    <style:style style:name="T7" style:family="text">
      <style:text-properties fo:font-variant="normal" fo:text-transform="none" fo:color="#ff8973" style:font-name="Monaco" fo:font-size="14pt" fo:letter-spacing="normal" fo:font-style="normal" fo:font-weight="normal" fo:background-color="#201e2f" loext:char-shading-value="0" loext:padding="0in" loext:border="none"/>
    </style:style>
    <style:style style:name="T8" style:family="text">
      <style:text-properties fo:font-variant="normal" fo:text-transform="none" fo:color="#ffe083" style:font-name="Monaco" fo:font-size="14pt" fo:letter-spacing="normal" fo:font-style="normal" fo:font-weight="normal" fo:background-color="#201e2f" loext:char-shading-value="0" loext:padding="0in" loext:border="none"/>
    </style:style>
    <style:style style:name="T9" style:family="text">
      <style:text-properties fo:font-variant="normal" fo:text-transform="none" fo:color="#83fff5" style:font-name="Monaco" fo:font-size="14pt" fo:letter-spacing="normal" fo:font-style="normal" fo:font-weight="normal" fo:background-color="#201e2f" loext:char-shading-value="0" loext:padding="0in" loext:border="none"/>
    </style:style>
    <style:style style:name="T10" style:family="text">
      <style:text-properties fo:font-variant="normal" fo:text-transform="none" fo:color="#cc7bc2" style:font-name="Monaco" fo:font-size="14pt" fo:letter-spacing="normal" fo:font-style="normal" fo:font-weight="normal" fo:background-color="#201e2f" loext:char-shading-value="0" loext:padding="0in" loext: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 PROMISES</text:p>
      <text:h text:style-name="P12" text:outline-level="1">What is a Promise?</text:h>
      <text:p text:style-name="P3"><text:span text:style-name="T1">Promises are objects that represent the eventual outcome of an asynchronous operation. A </text:span><text:span text:style-name="Source_20_Text"><text:span text:style-name="T3">Promise</text:span></text:span><text:span text:style-name="T1"> object can be in one of three states:</text:span></text:p>
      <text:list xml:id="list404500127" text:style-name="L1">
        <text:list-item>
          <text:p text:style-name="P13"><text:span text:style-name="Strong_20_Emphasis"><text:span text:style-name="T2">Pending</text:span></text:span><text:span text:style-name="T1">: The initial state— the operation has not completed yet.</text:span></text:p>
        </text:list-item>
        <text:list-item>
          <text:p text:style-name="P13"><text:span text:style-name="Strong_20_Emphasis"><text:span text:style-name="T2">Fulfilled</text:span></text:span><text:span text:style-name="T1">: The operation has completed successfully and the promise now has a </text:span><text:span text:style-name="Emphasis"><text:span text:style-name="T1">resolved value</text:span></text:span><text:span text:style-name="T1">. For example, a request's promise might resolve with a JSON object as its value.</text:span></text:p>
        </text:list-item>
        <text:list-item>
          <text:p text:style-name="P18"><text:span text:style-name="Strong_20_Emphasis"><text:span text:style-name="T2">Rejected</text:span></text:span><text:span text:style-name="T1">: The operation has failed and the promise has a reason for the failure. This reason is usually an </text:span><text:span text:style-name="Source_20_Text"><text:span text:style-name="T3">Error</text:span></text:span><text:span text:style-name="T1"> of some kind.</text:span></text:p>
        </text:list-item>
      </text:list>
      <text:p text:style-name="P9"><text:span text:style-name="T1">We refer to a promise as </text:span><text:span text:style-name="Emphasis"><text:span text:style-name="T1">settled</text:span></text:span><text:span text:style-name="T1"> if it is no longer pending— it is either fulfilled or rejected. Let's think of a dishwasher as having the states of a promise:</text:span></text:p>
      <text:list xml:id="list2759231894" text:style-name="L2">
        <text:list-item>
          <text:p text:style-name="P14"><text:span text:style-name="Strong_20_Emphasis"><text:span text:style-name="T2">Pending</text:span></text:span><text:span text:style-name="T1">: The dishwasher is running but has not completed the washing cycle.</text:span></text:p>
        </text:list-item>
        <text:list-item>
          <text:p text:style-name="P14"><text:span text:style-name="Strong_20_Emphasis"><text:span text:style-name="T2">Fulfilled</text:span></text:span><text:span text:style-name="T1">: The dishwasher has completed the washing cycle and is full of clean dishes.</text:span></text:p>
        </text:list-item>
        <text:list-item>
          <text:p text:style-name="P14"><text:span text:style-name="Strong_20_Emphasis"><text:span text:style-name="T2">Rejected</text:span></text:span><text:span text:style-name="T1">: The dishwasher encountered a problem (it didn't receive soap!) and returns unclean dishes.</text:span></text:p>
        </text:list-item>
      </text:list>
      <text:p text:style-name="P10">If our dishwashing promise is fulfilled, we'll be able to perform related tasks, such as unloading the clean dishes from the dishwasher. If it's rejected, we can take alternate steps, such as running it again with soap or washing the dishes by hand.</text:p>
      <text:p text:style-name="P7"><text:soft-page-break/>All promises eventually settle, enabling us to write logic for what to do if the promise fulfills or if it rejects.</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 text:outline-level="1"><text:soft-page-break/>Constructing a Promise Object</text:h>
      <text:p text:style-name="P3"><text:span text:style-name="T1">Let’s construct a promise! To create a new </text:span><text:span text:style-name="Source_20_Text"><text:span text:style-name="T3">Promise</text:span></text:span><text:span text:style-name="T1"> object, we use the </text:span><text:span text:style-name="Source_20_Text"><text:span text:style-name="T3">new</text:span></text:span><text:span text:style-name="T1"> keyword and the </text:span><text:span text:style-name="Source_20_Text"><text:span text:style-name="T3">Promise</text:span></text:span><text:span text:style-name="T1"> constructor method:</text:span></text:p>
      <text:p text:style-name="P5"><text:span text:style-name="Source_20_Text"><text:span text:style-name="T4">const</text:span></text:span><text:span text:style-name="Source_20_Text"><text:span text:style-name="T5"> </text:span></text:span><text:span text:style-name="Source_20_Text"><text:span text:style-name="T4">executorFunction</text:span></text:span><text:span text:style-name="Source_20_Text"><text:span text:style-name="T5"> = (</text:span></text:span><text:span text:style-name="Source_20_Text"><text:span text:style-name="T4">resolve</text:span></text:span><text:span text:style-name="Source_20_Text"><text:span text:style-name="T5">, </text:span></text:span><text:span text:style-name="Source_20_Text"><text:span text:style-name="T4">reject</text:span></text:span><text:span text:style-name="Source_20_Text"><text:span text:style-name="T5">) =&gt; { };</text:span></text:span></text:p>
      <text:p text:style-name="P8"><text:span text:style-name="Source_20_Text"><text:span text:style-name="T4">const</text:span></text:span><text:span text:style-name="Source_20_Text"><text:span text:style-name="T5"> </text:span></text:span><text:span text:style-name="Source_20_Text"><text:span text:style-name="T4">myFirstPromise</text:span></text:span><text:span text:style-name="Source_20_Text"><text:span text:style-name="T5"> = </text:span></text:span><text:span text:style-name="Source_20_Text"><text:span text:style-name="T4">new</text:span></text:span><text:span text:style-name="Source_20_Text"><text:span text:style-name="T5"> </text:span></text:span><text:span text:style-name="Source_20_Text"><text:span text:style-name="T7">Promise</text:span></text:span><text:span text:style-name="Source_20_Text"><text:span text:style-name="T5">(</text:span></text:span><text:span text:style-name="Source_20_Text"><text:span text:style-name="T7">executorFunction</text:span></text:span><text:span text:style-name="Source_20_Text"><text:span text:style-name="T5">);</text:span></text:span></text:p>
      <text:p text:style-name="P3"><text:span text:style-name="T1">The </text:span><text:span text:style-name="Source_20_Text"><text:span text:style-name="T3">Promise</text:span></text:span><text:span text:style-name="T1"> constructor method takes a function parameter called the </text:span><text:span text:style-name="Emphasis"><text:span text:style-name="T1">executor function</text:span></text:span><text:span text:style-name="T1"> which runs automatically when the constructor is called. The executor function generally starts an asynchronous operation and dictates how the promise should be settled.</text:span></text:p>
      <text:p text:style-name="P3"><text:span text:style-name="T1">The executor function has two function parameters, usually referred to as the </text:span><text:span text:style-name="Source_20_Text"><text:span text:style-name="T3">resolve()</text:span></text:span><text:span text:style-name="T1"> and </text:span><text:span text:style-name="Source_20_Text"><text:span text:style-name="T3">reject()</text:span></text:span><text:span text:style-name="T1"> functions. The </text:span><text:span text:style-name="Source_20_Text"><text:span text:style-name="T3">resolve()</text:span></text:span><text:span text:style-name="T1"> and </text:span><text:span text:style-name="Source_20_Text"><text:span text:style-name="T3">reject()</text:span></text:span><text:span text:style-name="T1"> functions aren't defined by the programmer. When the </text:span><text:span text:style-name="Source_20_Text"><text:span text:style-name="T3">Promise</text:span></text:span><text:span text:style-name="T1"> constructor runs, JavaScript will pass </text:span><text:span text:style-name="Strong_20_Emphasis"><text:span text:style-name="T2">its own</text:span></text:span><text:span text:style-name="T1"> </text:span><text:span text:style-name="Source_20_Text"><text:span text:style-name="T3">resolve()</text:span></text:span><text:span text:style-name="T1"> and </text:span><text:span text:style-name="Source_20_Text"><text:span text:style-name="T3">reject()</text:span></text:span><text:span text:style-name="T1">functions into the executor function.</text:span></text:p>
      <text:list xml:id="list1185323670" text:style-name="L3">
        <text:list-item>
          <text:p text:style-name="P19"><text:span text:style-name="Source_20_Text"><text:span text:style-name="T3">resolve</text:span></text:span><text:span text:style-name="T1"> is a function with one argument. Under the hood, if invoked, </text:span><text:span text:style-name="Source_20_Text"><text:span text:style-name="T3">resolve()</text:span></text:span><text:span text:style-name="T1"> will change the promise's status from </text:span><text:span text:style-name="Source_20_Text"><text:span text:style-name="T3">pending</text:span></text:span><text:span text:style-name="T1"> to </text:span><text:span text:style-name="Source_20_Text"><text:span text:style-name="T3">fulfilled</text:span></text:span><text:span text:style-name="T1">, and the promise's resolved value will be set to the argument passed into </text:span><text:span text:style-name="Source_20_Text"><text:span text:style-name="T3">resolve()</text:span></text:span><text:span text:style-name="T1">.</text:span></text:p>
        </text:list-item>
        <text:list-item>
          <text:p text:style-name="P19"><text:span text:style-name="Source_20_Text"><text:span text:style-name="T3">reject</text:span></text:span><text:span text:style-name="T1"> is a function that takes a reason or error as an argument. Under the hood, if invoked, </text:span><text:span text:style-name="Source_20_Text"><text:span text:style-name="T3">reject()</text:span></text:span><text:span text:style-name="T1"> will change the promise's status from </text:span><text:span text:style-name="Source_20_Text"><text:span text:style-name="T3">pending</text:span></text:span><text:span text:style-name="T1"> to </text:span><text:span text:style-name="Source_20_Text"><text:span text:style-name="T3">rejected</text:span></text:span><text:span text:style-name="T1">, and the promise's rejection reason will be set to the argument passed into </text:span><text:span text:style-name="Source_20_Text"><text:span text:style-name="T3">reject()</text:span></text:span><text:span text:style-name="T1">.</text:span></text:p>
        </text:list-item>
      </text:list>
      <text:p text:style-name="P3"><text:span text:style-name="T1">Let's look at an example executor function in a </text:span><text:span text:style-name="Source_20_Text"><text:span text:style-name="T3">Promise</text:span></text:span><text:span text:style-name="T1"> constructor:</text:span></text:p>
      <text:p text:style-name="P5"><text:span text:style-name="Source_20_Text"><text:span text:style-name="T4">const</text:span></text:span><text:span text:style-name="Source_20_Text"><text:span text:style-name="T5"> </text:span></text:span><text:span text:style-name="Source_20_Text"><text:span text:style-name="T4">executorFunction</text:span></text:span><text:span text:style-name="Source_20_Text"><text:span text:style-name="T5"> = (</text:span></text:span><text:span text:style-name="Source_20_Text"><text:span text:style-name="T4">resolve</text:span></text:span><text:span text:style-name="Source_20_Text"><text:span text:style-name="T5">, </text:span></text:span><text:span text:style-name="Source_20_Text"><text:span text:style-name="T4">reject</text:span></text:span><text:span text:style-name="Source_20_Text"><text:span text:style-name="T5">) =&gt; {</text:span></text:span></text:p>
      <text:p text:style-name="P8"><text:span text:style-name="Source_20_Text"><text:span text:style-name="T6"><text:s text:c="2"/></text:span></text:span><text:span text:style-name="Source_20_Text"><text:span text:style-name="T4">if</text:span></text:span><text:span text:style-name="Source_20_Text"><text:span text:style-name="T5"> (</text:span></text:span><text:span text:style-name="Source_20_Text"><text:span text:style-name="T7">someCondition</text:span></text:span><text:span text:style-name="Source_20_Text"><text:span text:style-name="T5">) {</text:span></text:span></text:p>
      <text:p text:style-name="P8"><text:span text:style-name="Source_20_Text"><text:span text:style-name="T6"><text:s text:c="6"/></text:span></text:span><text:span text:style-name="Source_20_Text"><text:span text:style-name="T7">resolve</text:span></text:span><text:span text:style-name="Source_20_Text"><text:span text:style-name="T5">(</text:span></text:span><text:span text:style-name="Source_20_Text"><text:span text:style-name="T8">'I resolved!'</text:span></text:span><text:span text:style-name="Source_20_Text"><text:span text:style-name="T5">);</text:span></text:span></text:p>
      <text:p text:style-name="P8"><text:span text:style-name="Source_20_Text"><text:span text:style-name="T6"><text:s text:c="2"/></text:span></text:span><text:span text:style-name="Source_20_Text"><text:span text:style-name="T5">} </text:span></text:span><text:span text:style-name="Source_20_Text"><text:span text:style-name="T4">else</text:span></text:span><text:span text:style-name="Source_20_Text"><text:span text:style-name="T5"> {</text:span></text:span></text:p>
      <text:p text:style-name="P8"><text:span text:style-name="Source_20_Text"><text:span text:style-name="T6"><text:s text:c="6"/></text:span></text:span><text:span text:style-name="Source_20_Text"><text:span text:style-name="T7">reject</text:span></text:span><text:span text:style-name="Source_20_Text"><text:span text:style-name="T5">(</text:span></text:span><text:span text:style-name="Source_20_Text"><text:span text:style-name="T8">'I rejected!'</text:span></text:span><text:span text:style-name="Source_20_Text"><text:span text:style-name="T5">); </text:span></text:span></text:p>
      <text:p text:style-name="P8"><text:span text:style-name="Source_20_Text"><text:span text:style-name="T6"><text:s text:c="2"/></text:span></text:span><text:span text:style-name="Source_20_Text"><text:span text:style-name="T5">}</text:span></text:span></text:p>
      <text:p text:style-name="P8"><text:soft-page-break/><text:span text:style-name="Source_20_Text"><text:span text:style-name="T5">}</text:span></text:span></text:p>
      <text:p text:style-name="P8"><text:span text:style-name="Source_20_Text"><text:span text:style-name="T4">const</text:span></text:span><text:span text:style-name="Source_20_Text"><text:span text:style-name="T5"> </text:span></text:span><text:span text:style-name="Source_20_Text"><text:span text:style-name="T4">myFirstPromise</text:span></text:span><text:span text:style-name="Source_20_Text"><text:span text:style-name="T5"> = </text:span></text:span><text:span text:style-name="Source_20_Text"><text:span text:style-name="T4">new</text:span></text:span><text:span text:style-name="Source_20_Text"><text:span text:style-name="T5"> </text:span></text:span><text:span text:style-name="Source_20_Text"><text:span text:style-name="T7">Promise</text:span></text:span><text:span text:style-name="Source_20_Text"><text:span text:style-name="T5">(</text:span></text:span><text:span text:style-name="Source_20_Text"><text:span text:style-name="T7">executorFunction</text:span></text:span><text:span text:style-name="Source_20_Text"><text:span text:style-name="T5">);</text:span></text:span></text:p>
      <text:p text:style-name="P10">Let's break down what's happening above:</text:p>
      <text:list xml:id="list4118727974" text:style-name="L4">
        <text:list-item>
          <text:p text:style-name="P20"><text:span text:style-name="T1">We declare a variable </text:span><text:span text:style-name="Source_20_Text"><text:span text:style-name="T3">myFirstPromise</text:span></text:span></text:p>
        </text:list-item>
        <text:list-item>
          <text:p text:style-name="P20"><text:span text:style-name="Source_20_Text"><text:span text:style-name="T3">myFirstPromise</text:span></text:span><text:span text:style-name="T1"> is constructed using </text:span><text:span text:style-name="Source_20_Text"><text:span text:style-name="T3">new Promise()</text:span></text:span><text:span text:style-name="T1"> which is the </text:span><text:span text:style-name="Source_20_Text"><text:span text:style-name="T3">Promise</text:span></text:span><text:span text:style-name="T1">constructor method.</text:span></text:p>
        </text:list-item>
        <text:list-item>
          <text:p text:style-name="P20"><text:span text:style-name="Source_20_Text"><text:span text:style-name="T3">executorFunction()</text:span></text:span><text:span text:style-name="T1"> is passed to the constructor and has two functions as parameters: </text:span><text:span text:style-name="Source_20_Text"><text:span text:style-name="T3">resolve</text:span></text:span><text:span text:style-name="T1"> and </text:span><text:span text:style-name="Source_20_Text"><text:span text:style-name="T3">reject</text:span></text:span><text:span text:style-name="T1">.</text:span></text:p>
        </text:list-item>
        <text:list-item>
          <text:p text:style-name="P20"><text:span text:style-name="T1">If </text:span><text:span text:style-name="Source_20_Text"><text:span text:style-name="T3">someCondition</text:span></text:span><text:span text:style-name="T1"> evaluates to </text:span><text:span text:style-name="Source_20_Text"><text:span text:style-name="T3">true</text:span></text:span><text:span text:style-name="T1">, we invoke </text:span><text:span text:style-name="Source_20_Text"><text:span text:style-name="T3">resolve()</text:span></text:span><text:span text:style-name="T1"> with the string </text:span><text:span text:style-name="Source_20_Text"><text:span text:style-name="T3">'I resolved!'</text:span></text:span></text:p>
        </text:list-item>
        <text:list-item>
          <text:p text:style-name="P20"><text:span text:style-name="T1">If not, we invoke </text:span><text:span text:style-name="Source_20_Text"><text:span text:style-name="T3">reject()</text:span></text:span><text:span text:style-name="T1"> with the string </text:span><text:span text:style-name="Source_20_Text"><text:span text:style-name="T3">'I rejected!'</text:span></text:span></text:p>
        </text:list-item>
      </text:list>
      <text:p text:style-name="P3"><text:span text:style-name="T1">In our example, </text:span><text:span text:style-name="Source_20_Text"><text:span text:style-name="T3">myFirstPromise</text:span></text:span><text:span text:style-name="T1"> resolves or rejects based on a simple condition, but, in practice, promises settle based on the results of asynchronous operations. For example, a database request may fulfill with the data from a query or reject with an error thrown. In this exercise, we'll construct promises which resolve synchronously to more easily understand how they work.</text:span></text:p>
      <text:p text:style-name="P2"><text:line-break/></text:p>
      <text:p text:style-name="P2"/>
      <text:p text:style-name="P2"/>
      <text:p text:style-name="P2"/>
      <text:p text:style-name="P2"/>
      <text:p text:style-name="P2"/>
      <text:p text:style-name="P2"/>
      <text:p text:style-name="P2"/>
      <text:p text:style-name="P2"/>
      <text:p text:style-name="P2"/>
      <text:h text:style-name="P6" text:outline-level="1"><text:soft-page-break/>Constructing a Promise Object</text:h>
      <text:p text:style-name="P3"><text:span text:style-name="T1">Let’s construct a promise! To create a new </text:span><text:span text:style-name="Source_20_Text"><text:span text:style-name="T3">Promise</text:span></text:span><text:span text:style-name="T1"> object, we use the </text:span><text:span text:style-name="Source_20_Text"><text:span text:style-name="T3">new</text:span></text:span><text:span text:style-name="T1"> keyword and the </text:span><text:span text:style-name="Source_20_Text"><text:span text:style-name="T3">Promise</text:span></text:span><text:span text:style-name="T1"> constructor method:</text:span></text:p>
      <text:p text:style-name="P5"><text:span text:style-name="Source_20_Text"><text:span text:style-name="T4">const</text:span></text:span><text:span text:style-name="Source_20_Text"><text:span text:style-name="T5"> </text:span></text:span><text:span text:style-name="Source_20_Text"><text:span text:style-name="T4">executorFunction</text:span></text:span><text:span text:style-name="Source_20_Text"><text:span text:style-name="T5"> = (</text:span></text:span><text:span text:style-name="Source_20_Text"><text:span text:style-name="T4">resolve</text:span></text:span><text:span text:style-name="Source_20_Text"><text:span text:style-name="T5">, </text:span></text:span><text:span text:style-name="Source_20_Text"><text:span text:style-name="T4">reject</text:span></text:span><text:span text:style-name="Source_20_Text"><text:span text:style-name="T5">) =&gt; { };</text:span></text:span></text:p>
      <text:p text:style-name="P8"><text:span text:style-name="Source_20_Text"><text:span text:style-name="T4">const</text:span></text:span><text:span text:style-name="Source_20_Text"><text:span text:style-name="T5"> </text:span></text:span><text:span text:style-name="Source_20_Text"><text:span text:style-name="T4">myFirstPromise</text:span></text:span><text:span text:style-name="Source_20_Text"><text:span text:style-name="T5"> = </text:span></text:span><text:span text:style-name="Source_20_Text"><text:span text:style-name="T4">new</text:span></text:span><text:span text:style-name="Source_20_Text"><text:span text:style-name="T5"> </text:span></text:span><text:span text:style-name="Source_20_Text"><text:span text:style-name="T7">Promise</text:span></text:span><text:span text:style-name="Source_20_Text"><text:span text:style-name="T5">(</text:span></text:span><text:span text:style-name="Source_20_Text"><text:span text:style-name="T7">executorFunction</text:span></text:span><text:span text:style-name="Source_20_Text"><text:span text:style-name="T5">);</text:span></text:span></text:p>
      <text:p text:style-name="P3"><text:span text:style-name="T1">The </text:span><text:span text:style-name="Source_20_Text"><text:span text:style-name="T3">Promise</text:span></text:span><text:span text:style-name="T1"> constructor method takes a function parameter called the </text:span><text:span text:style-name="Emphasis"><text:span text:style-name="T1">executor function</text:span></text:span><text:span text:style-name="T1"> which runs automatically when the constructor is called. The executor function generally starts an asynchronous operation and dictates how the promise should be settled.</text:span></text:p>
      <text:p text:style-name="P3"><text:span text:style-name="T1">The executor function has two function parameters, usually referred to as the </text:span><text:span text:style-name="Source_20_Text"><text:span text:style-name="T3">resolve()</text:span></text:span><text:span text:style-name="T1"> and </text:span><text:span text:style-name="Source_20_Text"><text:span text:style-name="T3">reject()</text:span></text:span><text:span text:style-name="T1"> functions. The </text:span><text:span text:style-name="Source_20_Text"><text:span text:style-name="T3">resolve()</text:span></text:span><text:span text:style-name="T1"> and </text:span><text:span text:style-name="Source_20_Text"><text:span text:style-name="T3">reject()</text:span></text:span><text:span text:style-name="T1"> functions aren't defined by the programmer. When the </text:span><text:span text:style-name="Source_20_Text"><text:span text:style-name="T3">Promise</text:span></text:span><text:span text:style-name="T1"> constructor runs, JavaScript will pass </text:span><text:span text:style-name="Strong_20_Emphasis"><text:span text:style-name="T2">its own</text:span></text:span><text:span text:style-name="T1"> </text:span><text:span text:style-name="Source_20_Text"><text:span text:style-name="T3">resolve()</text:span></text:span><text:span text:style-name="T1"> and </text:span><text:span text:style-name="Source_20_Text"><text:span text:style-name="T3">reject()</text:span></text:span><text:span text:style-name="T1">functions into the executor function.</text:span></text:p>
      <text:list xml:id="list607608248" text:style-name="L5">
        <text:list-item>
          <text:p text:style-name="P21"><text:span text:style-name="Source_20_Text"><text:span text:style-name="T3">resolve</text:span></text:span><text:span text:style-name="T1"> is a function with one argument. Under the hood, if invoked, </text:span><text:span text:style-name="Source_20_Text"><text:span text:style-name="T3">resolve()</text:span></text:span><text:span text:style-name="T1"> will change the promise's status from </text:span><text:span text:style-name="Source_20_Text"><text:span text:style-name="T3">pending</text:span></text:span><text:span text:style-name="T1"> to </text:span><text:span text:style-name="Source_20_Text"><text:span text:style-name="T3">fulfilled</text:span></text:span><text:span text:style-name="T1">, and the promise's resolved value will be set to the argument passed into </text:span><text:span text:style-name="Source_20_Text"><text:span text:style-name="T3">resolve()</text:span></text:span><text:span text:style-name="T1">.</text:span></text:p>
        </text:list-item>
        <text:list-item>
          <text:p text:style-name="P21"><text:span text:style-name="Source_20_Text"><text:span text:style-name="T3">reject</text:span></text:span><text:span text:style-name="T1"> is a function that takes a reason or error as an argument. Under the hood, if invoked, </text:span><text:span text:style-name="Source_20_Text"><text:span text:style-name="T3">reject()</text:span></text:span><text:span text:style-name="T1"> will change the promise's status from </text:span><text:span text:style-name="Source_20_Text"><text:span text:style-name="T3">pending</text:span></text:span><text:span text:style-name="T1"> to </text:span><text:span text:style-name="Source_20_Text"><text:span text:style-name="T3">rejected</text:span></text:span><text:span text:style-name="T1">, and the promise's rejection reason will be set to the argument passed into </text:span><text:span text:style-name="Source_20_Text"><text:span text:style-name="T3">reject()</text:span></text:span><text:span text:style-name="T1">.</text:span></text:p>
        </text:list-item>
      </text:list>
      <text:p text:style-name="P3"><text:span text:style-name="T1">Let's look at an example executor function in a </text:span><text:span text:style-name="Source_20_Text"><text:span text:style-name="T3">Promise</text:span></text:span><text:span text:style-name="T1"> constructor:</text:span></text:p>
      <text:p text:style-name="P5"><text:span text:style-name="Source_20_Text"><text:span text:style-name="T4">const</text:span></text:span><text:span text:style-name="Source_20_Text"><text:span text:style-name="T5"> </text:span></text:span><text:span text:style-name="Source_20_Text"><text:span text:style-name="T4">executorFunction</text:span></text:span><text:span text:style-name="Source_20_Text"><text:span text:style-name="T5"> = (</text:span></text:span><text:span text:style-name="Source_20_Text"><text:span text:style-name="T4">resolve</text:span></text:span><text:span text:style-name="Source_20_Text"><text:span text:style-name="T5">, </text:span></text:span><text:span text:style-name="Source_20_Text"><text:span text:style-name="T4">reject</text:span></text:span><text:span text:style-name="Source_20_Text"><text:span text:style-name="T5">) =&gt; {</text:span></text:span></text:p>
      <text:p text:style-name="P8"><text:span text:style-name="Source_20_Text"><text:span text:style-name="T6"><text:s text:c="2"/></text:span></text:span><text:span text:style-name="Source_20_Text"><text:span text:style-name="T4">if</text:span></text:span><text:span text:style-name="Source_20_Text"><text:span text:style-name="T5"> (</text:span></text:span><text:span text:style-name="Source_20_Text"><text:span text:style-name="T7">someCondition</text:span></text:span><text:span text:style-name="Source_20_Text"><text:span text:style-name="T5">) {</text:span></text:span></text:p>
      <text:p text:style-name="P8"><text:span text:style-name="Source_20_Text"><text:span text:style-name="T6"><text:s text:c="6"/></text:span></text:span><text:span text:style-name="Source_20_Text"><text:span text:style-name="T7">resolve</text:span></text:span><text:span text:style-name="Source_20_Text"><text:span text:style-name="T5">(</text:span></text:span><text:span text:style-name="Source_20_Text"><text:span text:style-name="T8">'I resolved!'</text:span></text:span><text:span text:style-name="Source_20_Text"><text:span text:style-name="T5">);</text:span></text:span></text:p>
      <text:p text:style-name="P8"><text:span text:style-name="Source_20_Text"><text:span text:style-name="T6"><text:s text:c="2"/></text:span></text:span><text:span text:style-name="Source_20_Text"><text:span text:style-name="T5">} </text:span></text:span><text:span text:style-name="Source_20_Text"><text:span text:style-name="T4">else</text:span></text:span><text:span text:style-name="Source_20_Text"><text:span text:style-name="T5"> {</text:span></text:span></text:p>
      <text:p text:style-name="P8"><text:span text:style-name="Source_20_Text"><text:span text:style-name="T6"><text:s text:c="6"/></text:span></text:span><text:span text:style-name="Source_20_Text"><text:span text:style-name="T7">reject</text:span></text:span><text:span text:style-name="Source_20_Text"><text:span text:style-name="T5">(</text:span></text:span><text:span text:style-name="Source_20_Text"><text:span text:style-name="T8">'I rejected!'</text:span></text:span><text:span text:style-name="Source_20_Text"><text:span text:style-name="T5">); </text:span></text:span></text:p>
      <text:p text:style-name="P8"><text:span text:style-name="Source_20_Text"><text:span text:style-name="T6"><text:s text:c="2"/></text:span></text:span><text:span text:style-name="Source_20_Text"><text:span text:style-name="T5">}</text:span></text:span></text:p>
      <text:p text:style-name="P8"><text:soft-page-break/><text:span text:style-name="Source_20_Text"><text:span text:style-name="T5">}</text:span></text:span></text:p>
      <text:p text:style-name="P8"><text:span text:style-name="Source_20_Text"><text:span text:style-name="T4">const</text:span></text:span><text:span text:style-name="Source_20_Text"><text:span text:style-name="T5"> </text:span></text:span><text:span text:style-name="Source_20_Text"><text:span text:style-name="T4">myFirstPromise</text:span></text:span><text:span text:style-name="Source_20_Text"><text:span text:style-name="T5"> = </text:span></text:span><text:span text:style-name="Source_20_Text"><text:span text:style-name="T4">new</text:span></text:span><text:span text:style-name="Source_20_Text"><text:span text:style-name="T5"> </text:span></text:span><text:span text:style-name="Source_20_Text"><text:span text:style-name="T7">Promise</text:span></text:span><text:span text:style-name="Source_20_Text"><text:span text:style-name="T5">(</text:span></text:span><text:span text:style-name="Source_20_Text"><text:span text:style-name="T7">executorFunction</text:span></text:span><text:span text:style-name="Source_20_Text"><text:span text:style-name="T5">);</text:span></text:span></text:p>
      <text:p text:style-name="P10">Let's break down what's happening above:</text:p>
      <text:list xml:id="list2751923744" text:style-name="L6">
        <text:list-item>
          <text:p text:style-name="P22"><text:span text:style-name="T1">We declare a variable </text:span><text:span text:style-name="Source_20_Text"><text:span text:style-name="T3">myFirstPromise</text:span></text:span></text:p>
        </text:list-item>
        <text:list-item>
          <text:p text:style-name="P22"><text:span text:style-name="Source_20_Text"><text:span text:style-name="T3">myFirstPromise</text:span></text:span><text:span text:style-name="T1"> is constructed using </text:span><text:span text:style-name="Source_20_Text"><text:span text:style-name="T3">new Promise()</text:span></text:span><text:span text:style-name="T1"> which is the </text:span><text:span text:style-name="Source_20_Text"><text:span text:style-name="T3">Promise</text:span></text:span><text:span text:style-name="T1">constructor method.</text:span></text:p>
        </text:list-item>
        <text:list-item>
          <text:p text:style-name="P22"><text:span text:style-name="Source_20_Text"><text:span text:style-name="T3">executorFunction()</text:span></text:span><text:span text:style-name="T1"> is passed to the constructor and has two functions as parameters: </text:span><text:span text:style-name="Source_20_Text"><text:span text:style-name="T3">resolve</text:span></text:span><text:span text:style-name="T1"> and </text:span><text:span text:style-name="Source_20_Text"><text:span text:style-name="T3">reject</text:span></text:span><text:span text:style-name="T1">.</text:span></text:p>
        </text:list-item>
        <text:list-item>
          <text:p text:style-name="P22"><text:span text:style-name="T1">If </text:span><text:span text:style-name="Source_20_Text"><text:span text:style-name="T3">someCondition</text:span></text:span><text:span text:style-name="T1"> evaluates to </text:span><text:span text:style-name="Source_20_Text"><text:span text:style-name="T3">true</text:span></text:span><text:span text:style-name="T1">, we invoke </text:span><text:span text:style-name="Source_20_Text"><text:span text:style-name="T3">resolve()</text:span></text:span><text:span text:style-name="T1"> with the string </text:span><text:span text:style-name="Source_20_Text"><text:span text:style-name="T3">'I resolved!'</text:span></text:span></text:p>
        </text:list-item>
        <text:list-item>
          <text:p text:style-name="P22"><text:span text:style-name="T1">If not, we invoke </text:span><text:span text:style-name="Source_20_Text"><text:span text:style-name="T3">reject()</text:span></text:span><text:span text:style-name="T1"> with the string </text:span><text:span text:style-name="Source_20_Text"><text:span text:style-name="T3">'I rejected!'</text:span></text:span></text:p>
        </text:list-item>
      </text:list>
      <text:p text:style-name="P3"><text:span text:style-name="T1">In our example, </text:span><text:span text:style-name="Source_20_Text"><text:span text:style-name="T3">myFirstPromise</text:span></text:span><text:span text:style-name="T1"> resolves or rejects based on a simple condition, but, in practice, promises settle based on the results of asynchronous operations. For example, a database request may fulfill with the data from a query or reject with an error thrown. In this exercise, we'll construct promises which resolve synchronously to more easily understand how they work.</text:span></text:p>
      <text:p text:style-name="P4"/>
      <text:p text:style-name="P2"/>
      <text:p text:style-name="P2"/>
      <text:p text:style-name="P2"/>
      <text:p text:style-name="P2"/>
      <text:p text:style-name="P2"/>
      <text:p text:style-name="P2"/>
      <text:p text:style-name="P2"/>
      <text:p text:style-name="P2"/>
      <text:p text:style-name="P2"/>
      <text:p text:style-name="P2"/>
      <text:h text:style-name="P6" text:outline-level="1"><text:soft-page-break/>The Node setTimeout() Function</text:h>
      <text:p text:style-name="P3"><text:span text:style-name="T1">Knowing how to construct a promise is useful, but most of the time, knowing how to </text:span><text:span text:style-name="Emphasis"><text:span text:style-name="T1">consume</text:span></text:span><text:span text:style-name="T1">, or use, promises will be key. Rather than constructing promises, you'll be handling </text:span><text:span text:style-name="Source_20_Text"><text:span text:style-name="T3">Promise</text:span></text:span><text:span text:style-name="T1"> objects returned to you as the result of an asynchronous operation. These promises will start off pending but settle eventually.</text:span></text:p>
      <text:p text:style-name="P3"><text:span text:style-name="T1">Moving forward, we'll be simulating this by providing you with functions that return promises which settle after some time. To accomplish this, we'll be using </text:span><text:span text:style-name="Source_20_Text"><text:span text:style-name="T3">setTimeout()</text:span></text:span><text:span text:style-name="T1">. </text:span><text:span text:style-name="Source_20_Text"><text:span text:style-name="T3">setTimeout()</text:span></text:span><text:span text:style-name="T1"> is a Node API that uses callback functions to schedule tasks to be performed after a delay. </text:span><text:span text:style-name="Source_20_Text"><text:span text:style-name="T3">setTimeout()</text:span></text:span><text:span text:style-name="T1"> has two parameters: a callback function and a delay in milliseconds.</text:span></text:p>
      <text:p text:style-name="P5"><text:span text:style-name="Source_20_Text"><text:span text:style-name="T4">const</text:span></text:span><text:span text:style-name="Source_20_Text"><text:span text:style-name="T5"> </text:span></text:span><text:span text:style-name="Source_20_Text"><text:span text:style-name="T4">delayedHello</text:span></text:span><text:span text:style-name="Source_20_Text"><text:span text:style-name="T5"> = () =&gt; {</text:span></text:span></text:p>
      <text:p text:style-name="P8"><text:span text:style-name="Source_20_Text"><text:span text:style-name="T6"><text:s text:c="2"/></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8">'Hi! This is an asynchronous greeting!'</text:span></text:span><text:span text:style-name="Source_20_Text"><text:span text:style-name="T5">);</text:span></text:span></text:p>
      <text:p text:style-name="P8"><text:span text:style-name="Source_20_Text"><text:span text:style-name="T5">};</text:span></text:span></text:p>
      <text:p text:style-name="P8"/>
      <text:p text:style-name="P8"><text:span text:style-name="Source_20_Text"><text:span text:style-name="T7">setTimeout</text:span></text:span><text:span text:style-name="Source_20_Text"><text:span text:style-name="T5">(</text:span></text:span><text:span text:style-name="Source_20_Text"><text:span text:style-name="T7">delayedHello</text:span></text:span><text:span text:style-name="Source_20_Text"><text:span text:style-name="T5">, </text:span></text:span><text:span text:style-name="Source_20_Text"><text:span text:style-name="T7">2000</text:span></text:span><text:span text:style-name="Source_20_Text"><text:span text:style-name="T5">);</text:span></text:span></text:p>
      <text:p text:style-name="P3"><text:span text:style-name="T1">Here, we invoke </text:span><text:span text:style-name="Source_20_Text"><text:span text:style-name="T3">setTimeout()</text:span></text:span><text:span text:style-name="T1"> with the callback function </text:span><text:span text:style-name="Source_20_Text"><text:span text:style-name="T3">delayedHello()</text:span></text:span><text:span text:style-name="T1"> and </text:span><text:span text:style-name="Source_20_Text"><text:span text:style-name="T3">2000</text:span></text:span><text:span text:style-name="T1">. In at least two seconds </text:span><text:span text:style-name="Source_20_Text"><text:span text:style-name="T3">delayedHello()</text:span></text:span><text:span text:style-name="T1"> will be invoked. But why is it "at least" two seconds and not exactly two seconds?</text:span></text:p>
      <text:p text:style-name="P3"><text:span text:style-name="T1">This delay is performed asynchronously— the rest of our program won't stop executing during the delay. Asynchronous JavaScript uses something called </text:span><text:span text:style-name="Emphasis"><text:span text:style-name="T1">the event-loop</text:span></text:span><text:span text:style-name="T1">. After two seconds, </text:span><text:span text:style-name="Source_20_Text"><text:span text:style-name="T3">delayedHello()</text:span></text:span><text:span text:style-name="T1"> is added to a line of code waiting to be run. Before it can run, any synchronous code from the program will run. Next, any code in front of it in the line will run. This means it might be more than two seconds before </text:span><text:span text:style-name="Source_20_Text"><text:span text:style-name="T3">delayedHello()</text:span></text:span><text:span text:style-name="T1"> is actually executed.</text:span></text:p>
      <text:p text:style-name="P3"><text:soft-page-break/><text:span text:style-name="T1">Let's look at how we'll be using </text:span><text:span text:style-name="Source_20_Text"><text:span text:style-name="T3">setTimeout()</text:span></text:span><text:span text:style-name="T1">to construct asynchronous promises:</text:span></text:p>
      <text:p text:style-name="P5"><text:span text:style-name="Source_20_Text"><text:span text:style-name="T4">const</text:span></text:span><text:span text:style-name="Source_20_Text"><text:span text:style-name="T5"> </text:span></text:span><text:span text:style-name="Source_20_Text"><text:span text:style-name="T4">returnPromiseFunction</text:span></text:span><text:span text:style-name="Source_20_Text"><text:span text:style-name="T5"> = () =&gt; {</text:span></text:span></text:p>
      <text:p text:style-name="P8"><text:span text:style-name="Source_20_Text"><text:span text:style-name="T6"><text:s text:c="2"/></text:span></text:span><text:span text:style-name="Source_20_Text"><text:span text:style-name="T4">return</text:span></text:span><text:span text:style-name="Source_20_Text"><text:span text:style-name="T5"> </text:span></text:span><text:span text:style-name="Source_20_Text"><text:span text:style-name="T4">new</text:span></text:span><text:span text:style-name="Source_20_Text"><text:span text:style-name="T5"> </text:span></text:span><text:span text:style-name="Source_20_Text"><text:span text:style-name="T7">Promise</text:span></text:span><text:span text:style-name="Source_20_Text"><text:span text:style-name="T5">((</text:span></text:span><text:span text:style-name="Source_20_Text"><text:span text:style-name="T4">resolve</text:span></text:span><text:span text:style-name="Source_20_Text"><text:span text:style-name="T5">, </text:span></text:span><text:span text:style-name="Source_20_Text"><text:span text:style-name="T4">reject</text:span></text:span><text:span text:style-name="Source_20_Text"><text:span text:style-name="T5">) =&gt; {</text:span></text:span></text:p>
      <text:p text:style-name="P8"><text:span text:style-name="Source_20_Text"><text:span text:style-name="T6"><text:s text:c="4"/></text:span></text:span><text:span text:style-name="Source_20_Text"><text:span text:style-name="T7">setTimeout</text:span></text:span><text:span text:style-name="Source_20_Text"><text:span text:style-name="T5">(( ) =&gt; {</text:span></text:span><text:span text:style-name="Source_20_Text"><text:span text:style-name="T7">resolve</text:span></text:span><text:span text:style-name="Source_20_Text"><text:span text:style-name="T5">(</text:span></text:span><text:span text:style-name="Source_20_Text"><text:span text:style-name="T8">'I resolved!'</text:span></text:span><text:span text:style-name="Source_20_Text"><text:span text:style-name="T5">)}, </text:span></text:span><text:span text:style-name="Source_20_Text"><text:span text:style-name="T7">1000</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8"><text:span text:style-name="Source_20_Text"><text:span text:style-name="T5">};</text:span></text:span></text:p>
      <text:p text:style-name="P8"/>
      <text:p text:style-name="P8"><text:span text:style-name="Source_20_Text"><text:span text:style-name="T4">const</text:span></text:span><text:span text:style-name="Source_20_Text"><text:span text:style-name="T5"> </text:span></text:span><text:span text:style-name="Source_20_Text"><text:span text:style-name="T4">prom</text:span></text:span><text:span text:style-name="Source_20_Text"><text:span text:style-name="T5"> = </text:span></text:span><text:span text:style-name="Source_20_Text"><text:span text:style-name="T7">returnPromiseFunction</text:span></text:span><text:span text:style-name="Source_20_Text"><text:span text:style-name="T5">();</text:span></text:span></text:p>
      <text:p text:style-name="P3"><text:span text:style-name="T1">In the example code, we invoked </text:span><text:span text:style-name="Source_20_Text"><text:span text:style-name="T3">returnPromiseFunction()</text:span></text:span><text:span text:style-name="T1"> which returned a promise. We assigned that promise to the variable </text:span><text:span text:style-name="Source_20_Text"><text:span text:style-name="T3">prom</text:span></text:span><text:span text:style-name="T1">. Similar to the asynchronous promises you may encounter in production, </text:span><text:span text:style-name="Source_20_Text"><text:span text:style-name="T3">prom</text:span></text:span><text:span text:style-name="T1"> will initially have a status of pending.</text:span></text:p>
      <text:p text:style-name="P3"><text:span text:style-name="T1">Let's explore </text:span><text:span text:style-name="Source_20_Text"><text:span text:style-name="T3">setTimeout()</text:span></text:span><text:span text:style-name="T1"> a bit more.</text:span></text:p>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 text:outline-level="1"><text:soft-page-break/>Consuming Promises</text:h>
      <text:p text:style-name="P3"><text:span text:style-name="T1">The initial state of an asynchronous promise is </text:span><text:span text:style-name="Source_20_Text"><text:span text:style-name="T3">pending</text:span></text:span><text:span text:style-name="T1">, but we have a guarantee that it will settle. How do we tell the computer what should happen then? Promise objects come with an aptly named </text:span><text:span text:style-name="Source_20_Text"><text:span text:style-name="T3">.then()</text:span></text:span><text:span text:style-name="T1"> method. It allows us to say, "I have a promise, when it settles, </text:span><text:span text:style-name="Strong_20_Emphasis"><text:span text:style-name="T2">then</text:span></text:span><text:span text:style-name="T1"> here's what I want to happen..."</text:span></text:p>
      <text:p text:style-name="P9"><text:span text:style-name="T1">In the case of our dishwasher promise, the dishwasher will run </text:span><text:span text:style-name="Strong_20_Emphasis"><text:span text:style-name="T2">then</text:span></text:span><text:span text:style-name="T1">:</text:span></text:p>
      <text:list xml:id="list3103666625" text:style-name="L7">
        <text:list-item>
          <text:p text:style-name="P15">If our promise rejects, this means we have dirty dishes, and we'll add soap and run the dishwasher again.</text:p>
        </text:list-item>
        <text:list-item>
          <text:p text:style-name="P15">If our promise fulfills, this means we have clean dishes, and we'll put the dishes away.</text:p>
        </text:list-item>
      </text:list>
      <text:p text:style-name="P3"><text:span text:style-name="Source_20_Text"><text:span text:style-name="T3">.then()</text:span></text:span><text:span text:style-name="T1"> is a higher-order function— it takes two callback functions as arguments. We refer to these callbacks as </text:span><text:span text:style-name="Emphasis"><text:span text:style-name="T1">handlers</text:span></text:span><text:span text:style-name="T1">. When the promise settles, the appropriate handler will be invoked with that settled value.</text:span></text:p>
      <text:list xml:id="list923196977" text:style-name="L8">
        <text:list-item>
          <text:p text:style-name="P23"><text:span text:style-name="T1">The first handler, sometimes called </text:span><text:span text:style-name="Source_20_Text"><text:span text:style-name="T3">onFulfilled</text:span></text:span><text:span text:style-name="T1">, is a </text:span><text:span text:style-name="Emphasis"><text:span text:style-name="T1">success handler</text:span></text:span><text:span text:style-name="T1">, and it should contain the logic for the promise resolving.</text:span></text:p>
        </text:list-item>
        <text:list-item>
          <text:p text:style-name="P23"><text:span text:style-name="T1">The second handler, sometimes called </text:span><text:span text:style-name="Source_20_Text"><text:span text:style-name="T3">onRejected</text:span></text:span><text:span text:style-name="T1">, is a </text:span><text:span text:style-name="Emphasis"><text:span text:style-name="T1">failure handler</text:span></text:span><text:span text:style-name="T1">, and it should contain the logic for the promise rejecting.</text:span></text:p>
        </text:list-item>
      </text:list>
      <text:p text:style-name="P3"><text:span text:style-name="T1">We can invoke </text:span><text:span text:style-name="Source_20_Text"><text:span text:style-name="T3">.then()</text:span></text:span><text:span text:style-name="T1"> with one, both, or neither handler! This allows for flexibility, but it can also make for tricky debugging. If the appropriate handler is not provided, instead of throwing an error, </text:span><text:span text:style-name="Source_20_Text"><text:span text:style-name="T3">.then()</text:span></text:span><text:span text:style-name="T1"> will just return a promise with the same settled value as the promise it was called on. One important feature of </text:span><text:span text:style-name="Source_20_Text"><text:span text:style-name="T3">.then()</text:span></text:span><text:span text:style-name="T1"> is that it always returns a promise. We'll return to this in more detail in a later exercise and explore why it's so important.</text:span></text:p>
      <text:p text:style-name="P2"/>
      <text:h text:style-name="P6" text:outline-level="1"><text:soft-page-break/>Using catch() with Promises</text:h>
      <text:p text:style-name="P9"><text:span text:style-name="T1">One way to write cleaner code is to follow a principle called </text:span><text:span text:style-name="Emphasis"><text:span text:style-name="T1">separation of concerns</text:span></text:span><text:span text:style-name="T1">. Separation of concerns means organizing code into distinct sections each handling a specific task. It enables us to quickly navigate our code and know where to look if something isn't working.</text:span></text:p>
      <text:p text:style-name="P3"><text:span text:style-name="T1">Remember, </text:span><text:span text:style-name="Source_20_Text"><text:span text:style-name="T3">.then()</text:span></text:span><text:span text:style-name="T1"> will return a promise with the same settled value as the promise it was called on if no appropriate handler was provided. This implementation allows us to separate our resolved logic from our rejected logic. Instead of passing both handlers into one </text:span><text:span text:style-name="Source_20_Text"><text:span text:style-name="T3">.then()</text:span></text:span><text:span text:style-name="T1">, we can chain a second </text:span><text:span text:style-name="Source_20_Text"><text:span text:style-name="T3">.then()</text:span></text:span><text:span text:style-name="T1"> with a failure handler to a first </text:span><text:span text:style-name="Source_20_Text"><text:span text:style-name="T3">.then()</text:span></text:span><text:span text:style-name="T1"> with a success handler and both cases will be handled.</text:span></text:p>
      <text:p text:style-name="P5"><text:span text:style-name="Source_20_Text"><text:span text:style-name="T7">prom</text:span></text:span></text:p>
      <text:p text:style-name="P8"><text:span text:style-name="Source_20_Text"><text:span text:style-name="T6"><text:s text:c="2"/></text:span></text:span><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resolvedValue</text:span></text:span><text:span text:style-name="Source_20_Text"><text:span text:style-name="T5">) =&gt; {</text:span></text:span></text:p>
      <text:p text:style-name="P8"><text:span text:style-name="Source_20_Text"><text:span text:style-name="T6"><text:s text:c="4"/></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resolvedValue</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10">null</text:span></text:span><text:span text:style-name="Source_20_Text"><text:span text:style-name="T5">, (</text:span></text:span><text:span text:style-name="Source_20_Text"><text:span text:style-name="T4">rejectionReason</text:span></text:span><text:span text:style-name="Source_20_Text"><text:span text:style-name="T5">) =&gt; {</text:span></text:span></text:p>
      <text:p text:style-name="P8"><text:span text:style-name="Source_20_Text"><text:span text:style-name="T6"><text:s text:c="4"/></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rejectionReason</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3"><text:span text:style-name="T1">Since JavaScript doesn't mind whitespace, we follow a common convention of putting each part of this chain on a new line to make it easier to read. To create even more readable code, we can use a different promise function: </text:span><text:span text:style-name="Source_20_Text"><text:span text:style-name="T3">.catch()</text:span></text:span><text:span text:style-name="T1">.</text:span></text:p>
      <text:p text:style-name="P3"><text:span text:style-name="T1">The </text:span><text:span text:style-name="Source_20_Text"><text:span text:style-name="T3">.catch()</text:span></text:span><text:span text:style-name="T1"> function takes only one argument, </text:span><text:span text:style-name="Source_20_Text"><text:span text:style-name="T3">onRejected</text:span></text:span><text:span text:style-name="T1">. In the case of a rejected promise, this failure handler will be invoked with the reason for rejection. Using </text:span><text:span text:style-name="Source_20_Text"><text:span text:style-name="T3">.catch()</text:span></text:span><text:span text:style-name="T1"> accomplishes the same thing as using a </text:span><text:span text:style-name="Source_20_Text"><text:span text:style-name="T3">.then()</text:span></text:span><text:span text:style-name="T1"> with only a failure handler.</text:span></text:p>
      <text:p text:style-name="P3"><text:span text:style-name="T1">Let's look an example using </text:span><text:span text:style-name="Source_20_Text"><text:span text:style-name="T3">.catch()</text:span></text:span><text:span text:style-name="T1">:</text:span></text:p>
      <text:p text:style-name="P5"><text:span text:style-name="Source_20_Text"><text:span text:style-name="T7">prom</text:span></text:span></text:p>
      <text:p text:style-name="P8"><text:span text:style-name="Source_20_Text"><text:span text:style-name="T6"><text:s text:c="2"/></text:span></text:span><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resolvedValue</text:span></text:span><text:span text:style-name="Source_20_Text"><text:span text:style-name="T5">) =&gt; {</text:span></text:span></text:p>
      <text:p text:style-name="P8"><text:soft-page-break/><text:span text:style-name="Source_20_Text"><text:span text:style-name="T6"><text:s text:c="4"/></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resolvedValue</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span text:style-name="Source_20_Text"><text:span text:style-name="T9">catch</text:span></text:span><text:span text:style-name="Source_20_Text"><text:span text:style-name="T5">((</text:span></text:span><text:span text:style-name="Source_20_Text"><text:span text:style-name="T4">rejectionReason</text:span></text:span><text:span text:style-name="Source_20_Text"><text:span text:style-name="T5">) =&gt; {</text:span></text:span></text:p>
      <text:p text:style-name="P8"><text:span text:style-name="Source_20_Text"><text:span text:style-name="T6"><text:s text:c="4"/></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rejectionReason</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10">Let's break down what's happening in the example code:</text:p>
      <text:list xml:id="list1005065697" text:style-name="L9">
        <text:list-item>
          <text:p text:style-name="P24"><text:span text:style-name="Source_20_Text"><text:span text:style-name="T3">prom</text:span></text:span><text:span text:style-name="T1"> is a promise which randomly either resolves with </text:span><text:span text:style-name="Source_20_Text"><text:span text:style-name="T3">'Yay!'</text:span></text:span><text:span text:style-name="T1"> or rejects with </text:span><text:span text:style-name="Source_20_Text"><text:span text:style-name="T3">'Ohhh noooo!'</text:span></text:span><text:span text:style-name="T1">.</text:span></text:p>
        </text:list-item>
        <text:list-item>
          <text:p text:style-name="P24"><text:span text:style-name="T1">We pass a success handler to </text:span><text:span text:style-name="Source_20_Text"><text:span text:style-name="T3">.then()</text:span></text:span><text:span text:style-name="T1"> and a failure handler to </text:span><text:span text:style-name="Source_20_Text"><text:span text:style-name="T3">.catch()</text:span></text:span><text:span text:style-name="T1">.</text:span></text:p>
        </text:list-item>
        <text:list-item>
          <text:p text:style-name="P24"><text:span text:style-name="T1">If the promise resolves, </text:span><text:span text:style-name="Source_20_Text"><text:span text:style-name="T3">.then()</text:span></text:span><text:span text:style-name="T1">'s success handler will be invoked with </text:span><text:span text:style-name="Source_20_Text"><text:span text:style-name="T3">'Yay!'</text:span></text:span><text:span text:style-name="T1">.</text:span></text:p>
        </text:list-item>
        <text:list-item>
          <text:p text:style-name="P24"><text:span text:style-name="T1">If the promise rejects, </text:span><text:span text:style-name="Source_20_Text"><text:span text:style-name="T3">.then()</text:span></text:span><text:span text:style-name="T1"> will return a promise with the same rejection reason as the original promise and </text:span><text:span text:style-name="Source_20_Text"><text:span text:style-name="T3">.catch()</text:span></text:span><text:span text:style-name="T1">'s failure handler will be invoked with that rejection reason.</text:span></text:p>
        </text:list-item>
      </text:list>
      <text:p text:style-name="P3"><text:span text:style-name="T1">Let's practice writing </text:span><text:span text:style-name="Source_20_Text"><text:span text:style-name="T3">.catch()</text:span></text:span><text:span text:style-name="T1"> functions.</text:span></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 text:outline-level="1"><text:soft-page-break/>Avoiding Common Mistakes</text:h>
      <text:p text:style-name="P10">Promise composition allows for much more readable code than the nested callback syntax that preceded it. However, it can still be easy to make mistakes. In this exercise, we'll go over two common mistakes with promise composition.</text:p>
      <text:p text:style-name="P9"><text:span text:style-name="Strong_20_Emphasis"><text:span text:style-name="T2">Mistake 1:</text:span></text:span><text:span text:style-name="T1"> Nesting promises instead of chaining them.</text:span></text:p>
      <text:p text:style-name="P5"><text:span text:style-name="Source_20_Text"><text:span text:style-name="T7">returnsFirstPromise</text:span></text:span><text:span text:style-name="Source_20_Text"><text:span text:style-name="T5">()</text:span></text:span></text:p>
      <text:p text:style-name="P8"><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firstResolveVal</text:span></text:span><text:span text:style-name="Source_20_Text"><text:span text:style-name="T5">) =&gt; {</text:span></text:span></text:p>
      <text:p text:style-name="P8"><text:span text:style-name="Source_20_Text"><text:span text:style-name="T6"><text:s text:c="2"/></text:span></text:span><text:span text:style-name="Source_20_Text"><text:span text:style-name="T4">return</text:span></text:span><text:span text:style-name="Source_20_Text"><text:span text:style-name="T5"> </text:span></text:span><text:span text:style-name="Source_20_Text"><text:span text:style-name="T7">returnsSecondValue</text:span></text:span><text:span text:style-name="Source_20_Text"><text:span text:style-name="T5">(</text:span></text:span><text:span text:style-name="Source_20_Text"><text:span text:style-name="T7">firstResolveVal</text:span></text:span><text:span text:style-name="Source_20_Text"><text:span text:style-name="T5">)</text:span></text:span></text:p>
      <text:p text:style-name="P8"><text:span text:style-name="Source_20_Text"><text:span text:style-name="T6"><text:s text:c="4"/></text:span></text:span><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secondResolveVal</text:span></text:span><text:span text:style-name="Source_20_Text"><text:span text:style-name="T5">) =&gt; {</text:span></text:span></text:p>
      <text:p text:style-name="P8"><text:span text:style-name="Source_20_Text"><text:span text:style-name="T6"><text:s text:c="6"/></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secondResolveVal</text:span></text:span><text:span text:style-name="Source_20_Text"><text:span text:style-name="T5">);</text:span></text:span></text:p>
      <text:p text:style-name="P8"><text:span text:style-name="Source_20_Text"><text:span text:style-name="T6"><text:s text:c="4"/></text:span></text:span><text:span text:style-name="Source_20_Text"><text:span text:style-name="T5">})</text:span></text:span></text:p>
      <text:p text:style-name="P8"><text:span text:style-name="Source_20_Text"><text:span text:style-name="T5">})</text:span></text:span></text:p>
      <text:p text:style-name="P10">Let's break down what's happening in the above code:</text:p>
      <text:list xml:id="list323634767" text:style-name="L10">
        <text:list-item>
          <text:p text:style-name="P25"><text:span text:style-name="T1">We invoke </text:span><text:span text:style-name="Source_20_Text"><text:span text:style-name="T3">returnsFirstPromise()</text:span></text:span><text:span text:style-name="T1"> which returns a promise.</text:span></text:p>
        </text:list-item>
        <text:list-item>
          <text:p text:style-name="P25"><text:span text:style-name="T1">We invoke </text:span><text:span text:style-name="Source_20_Text"><text:span text:style-name="T3">.then()</text:span></text:span><text:span text:style-name="T1"> with a success handler.</text:span></text:p>
        </text:list-item>
        <text:list-item>
          <text:p text:style-name="P16">Inside the success handler, we create but don't return our second promise.</text:p>
        </text:list-item>
        <text:list-item>
          <text:p text:style-name="P25"><text:span text:style-name="T1">We invoke a second </text:span><text:span text:style-name="Source_20_Text"><text:span text:style-name="T3">.then()</text:span></text:span><text:span text:style-name="T1"> to handle the logic for the second promise settling all </text:span><text:span text:style-name="Strong_20_Emphasis"><text:span text:style-name="T2">inside</text:span></text:span><text:span text:style-name="T1"> the first </text:span><text:span text:style-name="Source_20_Text"><text:span text:style-name="T3">then()</text:span></text:span><text:span text:style-name="T1">!</text:span></text:p>
        </text:list-item>
        <text:list-item>
          <text:p text:style-name="P25"><text:span text:style-name="T1">Inside that second </text:span><text:span text:style-name="Source_20_Text"><text:span text:style-name="T3">.then()</text:span></text:span><text:span text:style-name="T1">, we have a success handler which will log the second promise's resolved value to the console.</text:span></text:p>
        </text:list-item>
      </text:list>
      <text:p text:style-name="P10">Instead of having a clean chain of promises, we've nested the logic for one inside the logic of the other. Imagine if we were handling five or ten promises!</text:p>
      <text:p text:style-name="P3"><text:span text:style-name="Strong_20_Emphasis"><text:span text:style-name="T2">Mistake 2:</text:span></text:span><text:span text:style-name="T1"> Forgetting to </text:span><text:span text:style-name="Source_20_Text"><text:span text:style-name="T3">return</text:span></text:span><text:span text:style-name="T1"> a promise.</text:span></text:p>
      <text:p text:style-name="P5"><text:span text:style-name="Source_20_Text"><text:span text:style-name="T7">returnsFirstPromise</text:span></text:span><text:span text:style-name="Source_20_Text"><text:span text:style-name="T5">()</text:span></text:span></text:p>
      <text:p text:style-name="P8"><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firstResolveVal</text:span></text:span><text:span text:style-name="Source_20_Text"><text:span text:style-name="T5">) =&gt; {</text:span></text:span></text:p>
      <text:p text:style-name="P8"><text:soft-page-break/><text:span text:style-name="Source_20_Text"><text:span text:style-name="T6"><text:s text:c="2"/></text:span></text:span><text:span text:style-name="Source_20_Text"><text:span text:style-name="T7">returnsSecondValue</text:span></text:span><text:span text:style-name="Source_20_Text"><text:span text:style-name="T5">(</text:span></text:span><text:span text:style-name="Source_20_Text"><text:span text:style-name="T7">firstResolveVal</text:span></text:span><text:span text:style-name="Source_20_Text"><text:span text:style-name="T5">)</text:span></text:span></text:p>
      <text:p text:style-name="P8"><text:span text:style-name="Source_20_Text"><text:span text:style-name="T5">})</text:span></text:span></text:p>
      <text:p text:style-name="P8"><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someVal</text:span></text:span><text:span text:style-name="Source_20_Text"><text:span text:style-name="T5">) =&gt; {</text:span></text:span></text:p>
      <text:p text:style-name="P8"><text:span text:style-name="Source_20_Text"><text:span text:style-name="T6"><text:s text:c="2"/></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someVal</text:span></text:span><text:span text:style-name="Source_20_Text"><text:span text:style-name="T5">);</text:span></text:span></text:p>
      <text:p text:style-name="P8"><text:span text:style-name="Source_20_Text"><text:span text:style-name="T5">})</text:span></text:span></text:p>
      <text:p text:style-name="P10">Let's break down what's happening in the example:</text:p>
      <text:list xml:id="list3548618120" text:style-name="L11">
        <text:list-item>
          <text:p text:style-name="P26"><text:span text:style-name="T1">We invoke </text:span><text:span text:style-name="Source_20_Text"><text:span text:style-name="T3">returnsFirstPromise()</text:span></text:span><text:span text:style-name="T1"> which returns a promise.</text:span></text:p>
        </text:list-item>
        <text:list-item>
          <text:p text:style-name="P26"><text:span text:style-name="T1">We invoke </text:span><text:span text:style-name="Source_20_Text"><text:span text:style-name="T3">.then()</text:span></text:span><text:span text:style-name="T1"> with a success handler.</text:span></text:p>
        </text:list-item>
        <text:list-item>
          <text:p text:style-name="P26"><text:span text:style-name="T1">Inside the success handler, we create our second promise, but we forget to </text:span><text:span text:style-name="Source_20_Text"><text:span text:style-name="T3">return</text:span></text:span><text:span text:style-name="T1"> it!</text:span></text:p>
        </text:list-item>
        <text:list-item>
          <text:p text:style-name="P26"><text:span text:style-name="T1">We invoke a second </text:span><text:span text:style-name="Source_20_Text"><text:span text:style-name="T3">.then()</text:span></text:span><text:span text:style-name="T1">. It's supposed to handle the logic for the second promise, but since we didn't return, this </text:span><text:span text:style-name="Source_20_Text"><text:span text:style-name="T3">.then()</text:span></text:span><text:span text:style-name="T1"> is invoked on a promise with the same settled value as the original promise!</text:span></text:p>
        </text:list-item>
      </text:list>
      <text:p text:style-name="P7">Since forgetting to return our promise won't throw an error, this can be a really tricky thing to debug!</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6:50:53.467656664</meta:creation-date>
    <dc:date>2018-12-06T02:11:34.823333482</dc:date>
    <meta:editing-duration>PT4H26M40S</meta:editing-duration>
    <meta:editing-cycles>12</meta:editing-cycles>
    <meta:generator>LibreOffice/6.0.6.2$Linux_X86_64 LibreOffice_project/00m0$Build-2</meta:generator>
    <meta:document-statistic meta:table-count="0" meta:image-count="0" meta:object-count="0" meta:page-count="13" meta:paragraph-count="147" meta:word-count="2115" meta:character-count="13364" meta:non-whitespace-character-count="11327"/>
  </office:meta>
</office:document-meta>
</file>